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SCu_Times" svg:font-family="TSCu_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4pt" fo:font-style="normal" style:text-underline-style="none" fo:font-weight="normal" officeooo:rsid="00085113" officeooo:paragraph-rsid="00085113" style:text-blinking="false" fo:background-color="transparent" style:font-size-asian="14pt" style:font-size-complex="14pt"/>
    </style:style>
    <style:style style:name="P2" style:family="paragraph" style:parent-style-name="Standard">
      <style:text-properties fo:font-variant="normal" fo:text-transform="none" fo:color="#2a6099" style:text-line-through-style="none" style:text-line-through-type="none" style:font-name="TSCu_Times" fo:font-size="18pt" fo:font-style="normal" style:text-underline-style="none" fo:font-weight="bold" officeooo:rsid="00085113" officeooo:paragraph-rsid="000ab597" style:text-blinking="false" fo:background-color="transparent" style:font-size-asian="18pt" style:font-weight-asian="bold" style:font-size-complex="18pt" style:font-weight-complex="bold"/>
    </style:style>
    <style:style style:name="P3" style:family="paragraph" style:parent-style-name="Standard">
      <style:text-properties style:font-name="Liberation Serif" fo:font-size="14pt" officeooo:rsid="00085113" officeooo:paragraph-rsid="00085113" style:font-size-asian="14pt" style:font-size-complex="14pt"/>
    </style:style>
    <style:style style:name="P4" style:family="paragraph" style:parent-style-name="Standard">
      <style:text-properties style:font-name="TSCu_Times" fo:font-size="18pt" officeooo:rsid="00085113" officeooo:paragraph-rsid="00085113" style:font-size-asian="18pt" style:font-size-complex="18pt"/>
    </style:style>
    <style:style style:name="P5" style:family="paragraph" style:parent-style-name="Standard">
      <style:text-properties fo:color="#2a6099" style:font-name="TSCu_Times" fo:font-size="18pt" fo:font-weight="bold" officeooo:rsid="00085113" officeooo:paragraph-rsid="00085113" style:font-size-asian="18pt" style:font-weight-asian="bold" style:font-size-complex="18pt" style:font-weight-complex="bold"/>
    </style:style>
    <style:style style:name="P6" style:family="paragraph" style:parent-style-name="Standard">
      <style:text-properties fo:color="#2a6099" style:font-name="TSCu_Times" fo:font-size="22pt" fo:font-weight="bold" officeooo:rsid="00085113" officeooo:paragraph-rsid="00085113" style:font-size-asian="22pt" style:font-weight-asian="bold" style:font-size-complex="22pt" style:font-weight-complex="bold"/>
    </style:style>
    <style:style style:name="P7" style:family="paragraph" style:parent-style-name="Standard" style:list-style-name="L1">
      <style:text-properties fo:font-variant="normal" fo:text-transform="none" fo:color="#000000" style:text-line-through-style="none" style:text-line-through-type="none" style:font-name="Liberation Serif" fo:font-size="14pt" fo:font-style="normal" style:text-underline-style="none" fo:font-weight="normal" officeooo:rsid="00085113" officeooo:paragraph-rsid="000ab597" style:text-blinking="false" fo:background-color="transparent" style:font-size-asian="14pt" style:font-size-complex="14pt"/>
    </style:style>
    <style:style style:name="P8" style:family="paragraph" style:parent-style-name="Standard" style:list-style-name="L2">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9" style:family="paragraph" style:parent-style-name="Text_20_body" style:list-style-name="L2">
      <style:text-properties fo:font-variant="normal" fo:text-transform="none" fo:color="#000000" style:text-line-through-style="none" style:text-line-through-type="none" style:font-name="Liberation Serif" fo:font-size="14pt" fo:font-style="normal" style:text-underline-style="none" fo:font-weight="normal" officeooo:rsid="00085113" officeooo:paragraph-rsid="00085113" style:text-blinking="false" fo:background-color="transparent" style:font-size-asian="14pt" style:font-size-complex="14pt"/>
    </style:style>
    <style:style style:name="P10" style:family="paragraph" style:parent-style-name="Text_20_body" style:list-style-name="L2">
      <style:text-properties style:font-name="Liberation Serif" fo:font-size="14pt" style:font-size-asian="14pt" style:font-size-complex="14pt"/>
    </style:style>
    <style:style style:name="T1" style:family="text">
      <style:text-properties officeooo:rsid="000ab597"/>
    </style:style>
    <style:style style:name="T2" style:family="text">
      <style:text-properties fo:color="#2a6099" fo:font-weight="bold" style:font-weight-asian="bold" style:font-weight-complex="bold"/>
    </style:style>
    <style:style style:name="T3" style:family="text">
      <style:text-properties fo:color="#2a6099" fo:font-weight="bold" officeooo:rsid="0009486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age</text:p>
      <text:p text:style-name="P5"/>
      <text:p text:style-name="P4"><text:span text:style-name="T3">Contexte</text:span><text:span text:style-name="T2"> :</text:span></text:p>
      <text:p text:style-name="P1"><text:bookmark text:name="docs-internal-guid-52df53a3-7fff-2dd7-e987-e2665fecb882"/>The student will work on the implementation of a simulation system required to study aggregation between proteins. Diseases like Alzheimer and Parkinson disease are the result of proteins aggregating into large fractal structures that hinder the cell function or even destroy them. Understanding how aggregates are formed and change over time is important to understand when they become harmful and how maybe treatments affect aggregate formation. </text:p>
      <text:p text:style-name="P3"/>
      <text:p text:style-name="P1"><text:bookmark text:name="docs-internal-guid-8fd2c85f-7fff-98b0-aefa-df3fbca4fbb6"/>This work is performed in collaboration with the Switch lab in the KU Leuven, who have an extensive expertise in studying aggregation and related diseases. Baseline knowledge will be obtained from them as well as recent literature (e.g. Meisl, G., Kirkegaard, J. B., Arosio, P., Michaels, T. C., Vendruscolo, M., Dobson, C. M., ... &amp; Knowles, T. P. (2016). Molecular mechanisms of protein aggregation from global fitting of kinetic models. Nature protocols, 11(2), 252.).</text:p>
      <text:p text:style-name="P1"/>
      <text:p text:style-name="P2"><text:bookmark text:name="docs-internal-guid-02833cc7-7fff-b34b-0281-ada819e53af1"/>The goal : <text:s/></text:p>
      <text:list xml:id="list2888649659" text:style-name="L1">
        <text:list-item>
          <text:p text:style-name="P7"><text:span text:style-name="T1">M</text:span>ake a minimal system that sufficiently mimics wha<text:span text:style-name="T1">t</text:span> is known from experiments. </text:p>
          <text:p text:style-name="P7"/>
        </text:list-item>
        <text:list-item>
          <text:p text:style-name="P7"><text:span text:style-name="T1">P</text:span>rovide a stepping stone for further research and project applications in that context.</text:p>
        </text:list-item>
      </text:list>
      <text:p text:style-name="P3"/>
      <text:p text:style-name="P5">Description in brief : </text:p>
      <text:list xml:id="list743469618" text:style-name="L2">
        <text:list-item>
          <text:p text:style-name="P9"><text:bookmark text:name="docs-internal-guid-16a2cf8a-7fff-996b-d0b8-07c36469dea5"/>Develop a stochastic simulation system for protein aggregation</text:p>
        </text:list-item>
        <text:list-item>
          <text:p text:style-name="P8"><text:bookmark text:name="docs-internal-guid-951611e3-7fff-dd51-d828-3603d1745437"/>Allow for easy parameterization and experimentation</text:p>
          <text:p text:style-name="P8"/>
        </text:list-item>
        <text:list-item>
          <text:p text:style-name="P8"><text:bookmark text:name="docs-internal-guid-14ce6ca2-7fff-fa5c-a587-ee226dd63f3f"/>Provide scripts for visualization and analysis of the results produced by the simulation.</text:p>
          <text:p text:style-name="P10"><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SCu_Times" svg:font-family="TSCu_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2:42:42.852156290</meta:creation-date>
    <dc:date>2019-08-05T12:56:36.978734345</dc:date>
    <meta:editing-duration>PT13M52S</meta:editing-duration>
    <meta:editing-cycles>8</meta:editing-cycles>
    <meta:generator>LibreOffice/6.1.6.3$Linux_X86_64 LibreOffice_project/10$Build-3</meta:generator>
    <meta:document-statistic meta:table-count="0" meta:image-count="0" meta:object-count="0" meta:page-count="1" meta:paragraph-count="14" meta:word-count="210" meta:character-count="1346" meta:non-whitespace-character-count="1149"/>
  </office:meta>
</office:document-meta>
</file>